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'Source Serif Pro', serif"/>
    <style:font-face style:name="Source Code Pro" svg:font-family="'Source Code Pro'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0.107cm" table:align="left"/>
    </style:style>
    <style:style style:name="Tabela1.A" style:family="table-column">
      <style:table-column-properties style:column-width="2.757cm"/>
    </style:style>
    <style:style style:name="Tabela1.B" style:family="table-column">
      <style:table-column-properties style:column-width="7.35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style:vertical-align="middle" fo:padding="0cm" fo:border="none"/>
    </style:style>
    <style:style style:name="Tabela1.B1" style:family="table-cell">
      <style:table-cell-properties fo:padding="0.049cm" fo:border="none"/>
    </style:style>
    <style:style style:name="P1" style:family="paragraph" style:parent-style-name="Preformatted_20_Text"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2488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fo:padding="0.049cm" fo:border="0.06pt solid #b6bcbf"/>
    </style:style>
    <style:style style:name="P3" style:family="paragraph" style:parent-style-name="Standard">
      <style:text-properties fo:font-variant="normal" fo:text-transform="none" fo:color="#ffffff" style:font-name="Source Code Pro" fo:font-size="14.25pt" fo:letter-spacing="normal" fo:font-style="normal" fo:font-weight="bold" officeooo:rsid="001d2488" officeooo:paragraph-rsid="001d2488"/>
    </style:style>
    <style:style style:name="P4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2488"/>
    </style:style>
    <style:style style:name="P5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1dd7c9" officeooo:paragraph-rsid="001dd7c9"/>
    </style:style>
    <style:style style:name="P6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20a590" officeooo:paragraph-rsid="0020a590"/>
    </style:style>
    <style:style style:name="P7" style:family="paragraph" style:parent-style-name="Standard">
      <style:text-properties style:use-window-font-color="true" officeooo:rsid="001d2488" officeooo:paragraph-rsid="001d2488"/>
    </style:style>
    <style:style style:name="P8" style:family="paragraph" style:parent-style-name="Standard">
      <style:paragraph-properties fo:break-before="page"/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2488"/>
    </style:style>
    <style:style style:name="P9" style:family="paragraph" style:parent-style-name="Table_20_Contents">
      <style:paragraph-properties style:line-height-at-least="0.529cm"/>
      <style:text-properties style:font-name="ui-monospace" fo:font-size="9pt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54595b" style:font-name="Open Sans" fo:font-size="13.5pt" fo:letter-spacing="normal" fo:font-style="normal" fo:font-weight="normal"/>
    </style:style>
    <style:style style:name="T1" style:family="text">
      <style:text-properties style:use-window-font-color="true"/>
    </style:style>
    <style:style style:name="T2" style:family="text">
      <style:text-properties fo:color="#000000" style:font-name="Consolas" fo:font-size="13.5pt" fo:font-weight="normal"/>
    </style:style>
    <style:style style:name="T3" style:family="text">
      <style:text-properties fo:color="#000000" style:font-name="Consolas" fo:font-size="13.5pt" fo:font-weight="normal" loext:padding="0cm" loext:border="none"/>
    </style:style>
    <style:style style:name="T4" style:family="text">
      <style:text-properties fo:font-variant="normal" fo:text-transform="none" fo:color="#000000" style:font-name="Consolas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ip install -U pip</text:p>
      <text:p text:style-name="P4"/>
      <text:p text:style-name="P4">django==3.1.8</text:p>
      <text:p text:style-name="P4">python-decouple==3.4</text:p>
      <text:p text:style-name="P4">django-autoslug==1.9.8</text:p>
      <text:p text:style-name="P4">django-extensions==3.1.2</text:p>
      <text:p text:style-name="P4">django-debug-toolbar==3.1.1</text:p>
      <text:p text:style-name="P4">django-model-utils==4.1.0</text:p>
      <text:p text:style-name="P4">dj-database-url==0.5.0</text:p>
      <text:p text:style-name="P4">factory-boy==3.1.0</text:p>
      <text:p text:style-name="P4">ipython==7.19.0</text:p>
      <text:p text:style-name="P4">pillow==8.0.1</text:p>
      <text:p text:style-name="P4">psycopg2==2.8.6</text:p>
      <text:p text:style-name="P4">pytest==6.1.2</text:p>
      <text:p text:style-name="P4">pytest-cov==2.10.1</text:p>
      <text:p text:style-name="P4">pytest-django==4.1.0</text:p>
      <text:p text:style-name="P4"/>
      <text:p text:style-name="P4"/>
      <text:p text:style-name="P4"/>
      <text:p text:style-name="P1"><text:span text:style-name="Source_20_Text"><text:span text:style-name="T3">pip3 install psycopg2 </text:span></text:span></text:p>
      <text:p text:style-name="P11">Se você utiliza o Linux, adicione as dependências abaixo e após isso, tente executar o comando de instalação do psycopg2 novamente:</text:p>
      <text:p text:style-name="P2"><text:span text:style-name="Source_20_Text"><text:span text:style-name="T4">sudo apt</text:span></text:span><text:span text:style-name="Source_20_Text"><text:span text:style-name="T5">-</text:span></text:span><text:span text:style-name="Source_20_Text"><text:span text:style-name="T6">get</text:span></text:span><text:span text:style-name="Source_20_Text"><text:span text:style-name="T4"> install libpq</text:span></text:span><text:span text:style-name="Source_20_Text"><text:span text:style-name="T5">-</text:span></text:span><text:span text:style-name="Source_20_Text"><text:span text:style-name="T4">dev python</text:span></text:span><text:span text:style-name="Source_20_Text"><text:span text:style-name="T5">-</text:span></text:span><text:span text:style-name="Source_20_Text"><text:span text:style-name="T4">dev</text:span></text:span></text:p>
      <text:p text:style-name="P4"/>
      <text:p text:style-name="P6">mkdir contrib/env_gen.py</text:p>
      <text:p text:style-name="P6">python contrib/env_gen.py</text:p>
      <text:p text:style-name="P4"/>
      <text:p text:style-name="P4"/>
      <text:p text:style-name="P5">Config iniciais para rodar com Docker</text:p>
      <text:p text:style-name="P5"/>
      <text:p text:style-name="P5">settings.py</text:p>
      <text:p text:style-name="P5"/>
      <text:p text:style-name="P5"/>
      <text:p text:style-name="P5">DATABASES </text:p>
      <text:p text:style-name="P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<text:bookmark text:name="LC76"/><text:line-break/>DATABASES = {<text:bookmark text:name="L77"/></text:p>
          </table:table-cell>
          <table:table-cell table:style-name="Tabela1.B1" office:value-type="string">
            <text:p text:style-name="P10"/>
          </table:table-cell>
        </table:table-row>
        <table:table-row table:style-name="TableLine94886057569024">
          <table:table-cell table:style-name="Tabela1.A1" office:value-type="string">
            <text:p text:style-name="P10"><text:bookmark text:name="LC77"/></text:p>
          </table:table-cell>
          <table:table-cell table:style-name="Tabela1.A1" office:value-type="string">
            <text:p text:style-name="P9">'default': {<text:bookmark text:name="L78"/></text:p>
          </table:table-cell>
        </table:table-row>
        <table:table-row table:style-name="Tabela1.1">
          <table:table-cell table:style-name="Tabela1.A1" office:value-type="string">
            <text:p text:style-name="P10"><text:bookmark text:name="LC78"/></text:p>
          </table:table-cell>
          <table:table-cell table:style-name="Tabela1.A1" office:value-type="string">
            <text:p text:style-name="P9">"ENGINE": "django.db.backends.postgresql",<text:bookmark text:name="L79"/></text:p>
          </table:table-cell>
        </table:table-row>
        <table:table-row table:style-name="TableLine94886057569024">
          <table:table-cell table:style-name="Tabela1.A1" office:value-type="string">
            <text:p text:style-name="P10"><text:bookmark text:name="LC79"/></text:p>
          </table:table-cell>
          <table:table-cell table:style-name="Tabela1.A1" office:value-type="string">
            <text:p text:style-name="P9">"NAME": "postgres",<text:bookmark text:name="L80"/></text:p>
          </table:table-cell>
        </table:table-row>
        <table:table-row table:style-name="Tabela1.1">
          <table:table-cell table:style-name="Tabela1.A1" office:value-type="string">
            <text:p text:style-name="P10"><text:bookmark text:name="LC80"/></text:p>
          </table:table-cell>
          <table:table-cell table:style-name="Tabela1.A1" office:value-type="string">
            <text:p text:style-name="P9">"USER": "postgres",<text:bookmark text:name="L81"/></text:p>
          </table:table-cell>
        </table:table-row>
        <table:table-row table:style-name="TableLine94886057569024">
          <table:table-cell table:style-name="Tabela1.A1" office:value-type="string">
            <text:p text:style-name="P10"><text:bookmark text:name="LC81"/></text:p>
          </table:table-cell>
          <table:table-cell table:style-name="Tabela1.A1" office:value-type="string">
            <text:p text:style-name="P9">"PASSWORD": "postgres",<text:bookmark text:name="L82"/></text:p>
          </table:table-cell>
        </table:table-row>
        <table:table-row table:style-name="Tabela1.1">
          <table:table-cell table:style-name="Tabela1.A1" office:value-type="string">
            <text:p text:style-name="P10"><text:bookmark text:name="LC82"/></text:p>
          </table:table-cell>
          <table:table-cell table:style-name="Tabela1.A1" office:value-type="string">
            <text:p text:style-name="P9">"HOST": "db",<text:bookmark text:name="L83"/></text:p>
          </table:table-cell>
        </table:table-row>
        <text:soft-page-break/>
        <table:table-row table:style-name="TableLine94886057569024">
          <table:table-cell table:style-name="Tabela1.A1" office:value-type="string">
            <text:p text:style-name="P10"><text:bookmark text:name="LC83"/></text:p>
          </table:table-cell>
          <table:table-cell table:style-name="Tabela1.A1" office:value-type="string">
            <text:p text:style-name="P9">"PORT": 5432,<text:bookmark text:name="L84"/></text:p>
          </table:table-cell>
        </table:table-row>
        <table:table-row table:style-name="Tabela1.1">
          <table:table-cell table:style-name="Tabela1.A1" office:value-type="string">
            <text:p text:style-name="P10"><text:bookmark text:name="LC84"/></text:p>
          </table:table-cell>
          <table:table-cell table:style-name="Tabela1.A1" office:value-type="string">
            <text:p text:style-name="P9">}<text:bookmark text:name="L85"/></text:p>
          </table:table-cell>
        </table:table-row>
        <table:table-row table:style-name="TableLine94886057569024">
          <table:table-cell table:style-name="Tabela1.A1" office:value-type="string">
            <text:p text:style-name="P10"><text:bookmark text:name="LC85"/></text:p>
          </table:table-cell>
          <table:table-cell table:style-name="Tabela1.A1" office:value-type="string">
            <text:p text:style-name="P9">}</text:p>
          </table:table-cell>
        </table:table-row>
      </table:table>
      <text:p text:style-name="P5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'Source Serif Pro', serif"/>
    <style:font-face style:name="Source Code Pro" svg:font-family="'Source Code Pro'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20:14:57.915327682</meta:creation-date>
    <dc:date>2022-01-22T21:24:01.636472780</dc:date>
    <meta:editing-duration>PT8M32S</meta:editing-duration>
    <meta:editing-cycles>1</meta:editing-cycles>
    <meta:document-statistic meta:table-count="1" meta:image-count="0" meta:object-count="0" meta:page-count="3" meta:paragraph-count="33" meta:word-count="78" meta:character-count="741" meta:non-whitespace-character-count="693"/>
    <meta:generator>LibreOffice/6.4.7.2$Linux_X86_64 LibreOffice_project/40$Build-2</meta:generator>
  </office:meta>
</office:document-meta>
</file>